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8.624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8"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9" style:family="paragraph" style:parent-style-name="Standard">
      <style:text-properties style:font-name="Times New Roman" fo:font-size="10.5pt" style:font-size-asian="10.5pt" style:font-size-complex="10.5pt"/>
    </style:style>
    <style:style style:name="P10"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1"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2" style:family="paragraph" style:parent-style-name="Standard">
      <style:paragraph-properties fo:text-align="justify" style:justify-single-word="false"/>
      <style:text-properties fo:font-size="8pt" fo:font-style="italic" style:font-size-asian="8pt" style:font-style-asian="italic"/>
    </style:style>
    <style:style style:name="P1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4" style:family="paragraph" style:parent-style-name="Standard">
      <style:text-properties fo:font-size="6pt" style:font-size-asian="6pt" style:font-size-complex="6pt"/>
    </style:style>
    <style:style style:name="P15"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6" style:family="paragraph" style:parent-style-name="Standard">
      <style:paragraph-properties fo:text-align="justify" style:justify-single-word="false"/>
      <style:text-properties fo:font-size="10.5pt" fo:font-weight="bold" style:font-size-asian="10.5pt" style:font-weight-asian="bold" style:font-size-complex="10.5pt"/>
    </style:style>
    <style:style style:name="P17" style:family="paragraph" style:parent-style-name="Standard">
      <style:text-properties fo:font-size="10.5pt" style:font-size-asian="10.5pt" style:font-size-complex="10.5pt"/>
    </style:style>
    <style:style style:name="P18" style:family="paragraph" style:parent-style-name="Standard">
      <style:paragraph-properties fo:text-align="justify" style:justify-single-word="false"/>
      <style:text-properties fo:font-size="10.5pt" style:font-size-asian="10.5pt" style:font-size-complex="10.5pt"/>
    </style:style>
    <style:style style:name="P19" style:family="paragraph" style:parent-style-name="Standard">
      <style:paragraph-properties fo:text-align="justify" style:justify-single-word="false"/>
      <style:text-properties fo:font-weight="bold" style:font-weight-asian="bold" style:font-weight-complex="bold"/>
    </style:style>
    <style:style style:name="P20" style:family="paragraph" style:parent-style-name="Standard">
      <style:paragraph-properties fo:text-align="justify" style:justify-single-word="false"/>
      <style:text-properties fo:font-size="9pt" style:font-size-asian="9pt" style:font-size-complex="9pt"/>
    </style:style>
    <style:style style:name="P21" style:family="paragraph" style:parent-style-name="Standard">
      <style:paragraph-properties fo:text-align="justify" style:justify-single-word="false"/>
      <style:text-properties fo:font-size="9pt" fo:font-weight="bold" style:font-size-asian="9pt" style:font-weight-asian="bold" style:font-size-complex="9pt" style:font-weight-complex="bold"/>
    </style:style>
    <style:style style:name="P22" style:family="paragraph" style:parent-style-name="Standard">
      <style:paragraph-properties style:snap-to-layout-grid="false"/>
    </style:style>
    <style:style style:name="P23" style:family="paragraph" style:parent-style-name="Standard">
      <style:paragraph-properties fo:text-align="center" style:justify-single-word="false"/>
    </style:style>
    <style:style style:name="P24" style:family="paragraph" style:parent-style-name="Standard">
      <style:paragraph-properties fo:text-align="center" style:justify-single-word="false" style:snap-to-layout-grid="false"/>
    </style:style>
    <style:style style:name="P25" style:family="paragraph" style:parent-style-name="Standard">
      <style:paragraph-properties fo:text-align="justify" style:justify-single-word="false"/>
    </style:style>
    <style:style style:name="P26"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7" style:family="paragraph" style:parent-style-name="Normale">
      <style:text-properties style:font-name="Times New Roman" fo:font-size="10.5pt" style:font-size-asian="10.5pt" style:font-size-complex="10.5pt"/>
    </style:style>
    <style:style style:name="P28" style:family="paragraph" style:parent-style-name="Normale">
      <style:paragraph-properties fo:text-align="end" style:justify-single-word="false"/>
      <style:text-properties style:font-name="Times New Roman" fo:font-size="10.5pt" style:font-size-asian="10.5pt" style:font-size-complex="10.5pt"/>
    </style:style>
    <style:style style:name="P29"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30"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1"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2" style:family="paragraph" style:parent-style-name="Standard">
      <style:paragraph-properties fo:margin-left="0cm" fo:margin-right="0cm" fo:text-align="justify" style:justify-single-word="false" fo:text-indent="1.251cm" style:auto-text-indent="false"/>
      <style:text-properties style:font-name="Times New Roman" fo:font-size="8pt" style:font-size-asian="8pt" style:font-size-complex="8pt"/>
    </style:style>
    <style:style style:name="P33" style:family="paragraph" style:parent-style-name="Standard">
      <style:paragraph-properties fo:margin-left="0cm" fo:margin-right="0cm" fo:text-align="justify" style:justify-single-word="false" fo:text-indent="1.251cm" style:auto-text-indent="false"/>
    </style:style>
    <style:style style:name="P34"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35"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fo:font-size="10.5pt" style:font-size-asian="10.5pt" style:font-size-complex="10.5pt"/>
    </style:style>
    <style:style style:name="P36" style:family="paragraph" style:parent-style-name="Text_20_body_20_indent">
      <style:text-properties fo:font-size="9pt" fo:font-weight="normal" style:font-size-asian="9pt" style:font-weight-asian="normal" style:font-size-complex="9pt"/>
    </style:style>
    <style:style style:name="P37" style:family="paragraph" style:parent-style-name="Text_20_body_20_indent">
      <style:text-properties fo:font-size="10pt" fo:font-weight="normal" style:font-size-asian="10pt" style:font-weight-asian="normal"/>
    </style:style>
    <style:style style:name="P38" style:family="paragraph" style:parent-style-name="Text_20_body_20_indent">
      <style:text-properties fo:font-size="10.5pt" style:font-size-asian="10.5pt" style:font-size-complex="10.5pt"/>
    </style:style>
    <style:style style:name="P39" style:family="paragraph" style:parent-style-name="Text_20_body_20_indent">
      <style:paragraph-properties fo:margin-left="0cm" fo:margin-right="0cm" fo:text-indent="0cm" style:auto-text-indent="false"/>
      <style:text-properties fo:font-size="9pt" fo:font-weight="normal" style:font-size-asian="9pt" style:font-weight-asian="normal" style:font-size-complex="9pt"/>
    </style:style>
    <style:style style:name="P40" style:family="paragraph" style:parent-style-name="Text_20_body_20_indent">
      <style:paragraph-properties fo:margin-left="0cm" fo:margin-right="0cm" fo:text-indent="0cm" style:auto-text-indent="false"/>
      <style:text-properties fo:font-size="9pt" style:font-size-asian="9pt" style:font-size-complex="9pt"/>
    </style:style>
    <style:style style:name="P41" style:family="paragraph" style:parent-style-name="Text_20_body_20_indent">
      <style:paragraph-properties fo:margin-left="0cm" fo:margin-right="0cm" fo:text-indent="0cm" style:auto-text-indent="false"/>
      <style:text-properties fo:font-size="9pt" style:font-size-asian="9pt" style:font-size-complex="9pt" style:font-weight-complex="bold"/>
    </style:style>
    <style:style style:name="P42" style:family="paragraph" style:parent-style-name="Standard">
      <style:paragraph-properties fo:margin-left="0cm" fo:margin-right="0cm" fo:text-align="justify" style:justify-single-word="false" fo:text-indent="0cm" style:auto-text-indent="false"/>
      <style:text-properties style:font-name="Times New Roman" fo:font-size="10.5pt" fo:font-weight="bold" style:font-size-asian="10.5pt" style:font-weight-asian="bold" style:font-size-complex="10.5pt" style:font-weight-complex="bold"/>
    </style:style>
    <style:style style:name="P43" style:family="paragraph" style:parent-style-name="Standard">
      <style:paragraph-properties fo:margin-left="0cm" fo:margin-right="0cm" fo:text-align="justify" style:justify-single-word="false" fo:text-indent="0cm" style:auto-text-indent="false"/>
      <style:text-properties style:font-name="Times New Roman" fo:font-size="10.5pt" fo:font-weight="bold" fo:background-color="transparent" style:font-size-asian="10.5pt" style:font-weight-asian="bold" style:font-size-complex="10.5pt" style:font-weight-complex="bold"/>
    </style:style>
    <style:style style:name="P44" style:family="paragraph" style:parent-style-name="Text_20_body">
      <style:text-properties style:font-name="Times New Roman" fo:font-size="9pt" style:font-size-asian="9pt" style:font-name-complex="Times New Roman" style:font-size-complex="9pt"/>
    </style:style>
    <style:style style:name="P45" style:family="paragraph" style:parent-style-name="Standard">
      <style:paragraph-properties fo:margin-left="0.501cm" fo:margin-right="0cm" fo:text-align="center" style:justify-single-word="false" fo:text-indent="0cm" style:auto-text-indent="false"/>
    </style:style>
    <style:style style:name="P46" style:family="paragraph" style:parent-style-name="Standard">
      <style:paragraph-properties fo:margin-left="0.501cm" fo:margin-right="0cm" fo:text-align="justify" style:justify-single-word="false" fo:text-indent="0cm" style:auto-text-indent="false"/>
      <style:text-properties fo:font-size="10.5pt" style:font-size-asian="10.5pt" style:font-size-complex="10.5pt"/>
    </style:style>
    <style:style style:name="P47" style:family="paragraph" style:parent-style-name="Standard">
      <style:paragraph-properties fo:margin-left="0cm" fo:margin-right="2cm" fo:text-align="justify" style:justify-single-word="false" fo:text-indent="0cm" style:auto-text-indent="false"/>
      <style:text-properties fo:font-size="10.5pt" style:font-size-asian="10.5pt" style:font-size-complex="10.5pt"/>
    </style:style>
    <style:style style:name="P48" style:family="paragraph" style:parent-style-name="Standard">
      <style:paragraph-properties fo:margin-left="0cm" fo:margin-right="2cm" fo:text-align="justify" style:justify-single-word="false" fo:text-indent="0cm" style:auto-text-indent="false"/>
      <style:text-properties fo:font-size="10.5pt" fo:font-weight="bold" style:font-size-asian="10.5pt" style:font-weight-asian="bold" style:font-size-complex="10.5pt"/>
    </style:style>
    <style:style style:name="P49" style:family="paragraph" style:parent-style-name="Standard">
      <style:paragraph-properties fo:margin-left="0.501cm" fo:margin-right="0cm" fo:text-align="justify" style:justify-single-word="false" fo:text-indent="0.748cm" style:auto-text-indent="false"/>
      <style:text-properties fo:font-size="10.5pt" style:font-size-asian="10.5pt" style:font-size-complex="10.5pt"/>
    </style:style>
    <style:style style:name="P50" style:family="paragraph" style:parent-style-name="Standard">
      <style:paragraph-properties fo:margin-left="1.27cm" fo:margin-right="0cm" fo:text-align="justify" style:justify-single-word="false" fo:text-indent="0cm" style:auto-text-indent="false"/>
      <style:text-properties fo:font-size="10.5pt" style:font-size-asian="10.5pt" style:font-size-complex="10.5pt"/>
    </style:style>
    <style:style style:name="P51" style:family="paragraph" style:parent-style-name="Normale">
      <style:paragraph-properties fo:margin-left="0.676cm" fo:margin-right="0cm" fo:text-align="justify" style:justify-single-word="false" fo:hyphenation-ladder-count="no-limit" fo:text-indent="0cm" style:auto-text-indent="false">
        <style:tab-stops>
          <style:tab-stop style:position="-0.614cm"/>
        </style:tab-stops>
      </style:paragraph-properties>
      <style:text-properties fo:hyphenate="false" fo:hyphenation-remain-char-count="2" fo:hyphenation-push-char-count="2"/>
    </style:style>
    <style:style style:name="P52" style:family="paragraph" style:parent-style-name="Standard" style:list-style-name="L1">
      <style:paragraph-properties fo:text-align="justify" style:justify-single-word="false"/>
      <style:text-properties fo:font-size="10.5pt" style:font-size-asian="10.5pt" style:font-size-complex="10.5pt"/>
    </style:style>
    <style:style style:name="P53" style:family="paragraph" style:parent-style-name="Standard" style:list-style-name="L1">
      <style:paragraph-properties fo:text-align="justify" style:justify-single-word="false" fo:orphans="0" fo:widows="0" fo:hyphenation-ladder-count="no-limit">
        <style:tab-stops>
          <style:tab-stop style:position="0cm"/>
        </style:tab-stops>
      </style:paragraph-properties>
      <style:text-properties fo:font-size="10.5pt" style:font-size-asian="10.5pt" style:font-size-complex="10.5pt" fo:hyphenate="false" fo:hyphenation-remain-char-count="2" fo:hyphenation-push-char-count="2"/>
    </style:style>
    <style:style style:name="P54" style:family="paragraph" style:parent-style-name="Standard" style:list-style-name="WW8Num7">
      <style:paragraph-properties fo:text-align="justify" style:justify-single-word="false"/>
      <style:text-properties fo:font-size="10.5pt" style:font-size-asian="10.5pt" style:font-size-complex="10.5pt"/>
    </style:style>
    <style:style style:name="P55" style:family="paragraph" style:parent-style-name="Standard" style:list-style-name="WW8Num7">
      <style:paragraph-properties fo:text-align="justify" style:justify-single-word="false"/>
      <style:text-properties fo:font-size="10.5pt" fo:font-style="italic" fo:font-weight="bold" style:font-size-asian="10.5pt" style:font-style-asian="italic" style:font-weight-asian="bold" style:font-size-complex="10.5pt"/>
    </style:style>
    <style:style style:name="P56" style:family="paragraph" style:parent-style-name="Standard" style:list-style-name="WW8Num10"/>
    <style:style style:name="P57" style:family="paragraph" style:parent-style-name="Standard" style:list-style-name="WW8Num10">
      <style:paragraph-properties fo:text-align="justify" style:justify-single-word="false"/>
    </style:style>
    <style:style style:name="P58" style:family="paragraph" style:parent-style-name="Standard" style:list-style-name="L1">
      <style:paragraph-properties fo:margin-left="1.002cm" fo:margin-right="0cm" fo:text-align="justify" style:justify-single-word="false" fo:text-indent="-0.501cm" style:auto-text-indent="false"/>
      <style:text-properties fo:font-size="10.5pt" style:font-size-asian="10.5pt" style:font-size-complex="10.5pt"/>
    </style:style>
    <style:style style:name="P59" style:family="paragraph" style:parent-style-name="Standard" style:list-style-name="L1">
      <style:paragraph-properties fo:margin-left="0.501cm" fo:margin-right="0cm" fo:text-align="justify" style:justify-single-word="false" fo:text-indent="0cm" style:auto-text-indent="false"/>
      <style:text-properties fo:font-size="10.5pt" style:font-size-asian="10.5pt" style:font-size-complex="10.5pt"/>
    </style:style>
    <style:style style:name="P60" style:family="paragraph" style:parent-style-name="Standard" style:list-style-name="WW8Num6">
      <style:paragraph-properties fo:margin-left="0.501cm" fo:margin-right="0cm" fo:text-align="justify" style:justify-single-word="false" fo:text-indent="0cm" style:auto-text-indent="false"/>
      <style:text-properties fo:font-size="10.5pt" style:font-size-asian="10.5pt" style:font-size-complex="10.5pt"/>
    </style:style>
    <style:style style:name="P61" style:family="paragraph" style:parent-style-name="Standard" style:list-style-name="WW8Num5">
      <style:paragraph-properties fo:margin-top="0.176cm" fo:margin-bottom="0cm" fo:text-align="justify" style:justify-single-word="false" style:text-autospace="ideograph-alpha" style:punctuation-wrap="hanging" style:vertical-align="auto"/>
      <style:text-properties fo:font-size="10.5pt" style:font-size-asian="10.5pt" style:font-size-complex="10.5pt"/>
    </style:style>
    <style:style style:name="P62" style:family="paragraph" style:parent-style-name="Standard">
      <style:paragraph-properties fo:margin-left="0cm" fo:margin-right="0cm" fo:text-align="justify" style:justify-single-word="false" fo:text-indent="0cm" style:auto-text-indent="false"/>
      <style:text-properties style:font-name="Times New Roman" fo:font-size="10.5pt" fo:font-weight="bold" style:font-size-asian="10.5pt" style:font-weight-asian="bold" style:font-size-complex="10.5pt" style:font-weight-complex="bold"/>
    </style:style>
    <style:style style:name="P63" style:family="paragraph" style:parent-style-name="Heading_20_1">
      <style:text-properties fo:font-size="10pt" fo:font-weight="normal" style:font-size-asian="10pt" style:font-weight-asian="normal"/>
    </style:style>
    <style:style style:name="P64" style:family="paragraph" style:parent-style-name="Heading_20_1">
      <style:text-properties style:font-name="Times New Roman" fo:font-size="9pt" style:font-size-asian="9pt" style:font-name-complex="Times New Roman" style:font-size-complex="9pt"/>
    </style:style>
    <style:style style:name="P65" style:family="paragraph" style:parent-style-name="Normale" style:list-style-name="L2">
      <style:paragraph-properties fo:margin-left="0.676cm" fo:margin-right="0cm" fo:text-align="justify" style:justify-single-word="false" fo:hyphenation-ladder-count="no-limit" fo:text-indent="0cm" style:auto-text-indent="false">
        <style:tab-stops>
          <style:tab-stop style:position="-0.614cm"/>
        </style:tab-stops>
      </style:paragraph-properties>
      <style:text-properties fo:hyphenate="false" fo:hyphenation-remain-char-count="2" fo:hyphenation-push-char-count="2"/>
    </style:style>
    <style:style style:name="P66" style:family="paragraph" style:parent-style-name="Preformattato" style:list-style-name="WW8Num7">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text-properties style:font-name="Times New Roman" fo:font-size="10.5pt" fo:font-style="italic" fo:font-weight="bold" style:font-size-asian="10.5pt" style:font-style-asian="italic" style:font-weight-asian="bold" style:font-name-complex="Times New Roman" style:font-size-complex="10.5pt"/>
    </style:style>
    <style:style style:name="T1" style:family="text">
      <style:text-properties fo:color="#000000" style:font-name="Times New Roman" fo:font-size="10.5pt" fo:font-style="italic" fo:font-weight="normal" style:font-size-asian="10.5pt" style:font-style-asian="italic" style:font-weight-asian="normal" style:font-size-complex="10.5pt" style:font-style-complex="italic" style:font-weight-complex="normal"/>
    </style:style>
    <style:style style:name="T2" style:family="text">
      <style:text-properties fo:color="#000000" style:font-name="Times New Roman" fo:font-size="10.5pt" fo:font-style="italic" fo:font-weight="bold" style:font-size-asian="10.5pt" style:font-style-asian="italic" style:font-weight-asian="bold" style:font-size-complex="10.5pt" style:font-style-complex="italic" style:font-weight-complex="bold"/>
    </style:style>
    <style:style style:name="T3" style:family="text">
      <style:text-properties fo:font-style="italic" fo:font-weight="normal" style:font-style-asian="italic" style:font-weight-asian="normal" style:font-style-complex="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style>
    <style:style style:name="T7" style:family="text">
      <style:text-properties fo:font-weight="normal" style:font-weight-asian="normal"/>
    </style:style>
    <style:style style:name="T8" style:family="text">
      <style:text-properties style:font-name="Times New Roman" fo:font-size="10.5pt" style:font-size-asian="10.5pt" style:font-size-complex="10.5pt"/>
    </style:style>
    <style:style style:name="T9" style:family="text">
      <style:text-properties style:font-name="Times New Roman" fo:font-size="10.5pt" fo:font-style="italic" fo:font-weight="normal" fo:background-color="#00ff00" style:font-size-asian="10.5pt" style:font-style-asian="italic" style:font-weight-asian="normal" style:font-size-complex="10.5pt" style:font-style-complex="italic" style:font-weight-complex="normal"/>
    </style:style>
    <style:style style:name="T10" style:family="text">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T11" style:family="text">
      <style:text-properties style:font-name="Times New Roman" fo:font-size="10.5pt" fo:font-weight="bold" style:font-size-asian="10.5pt" style:font-weight-asian="bold" style:font-size-complex="10.5pt"/>
    </style:style>
    <style:style style:name="T12" style:family="text">
      <style:text-properties style:font-name="Times New Roman" fo:font-size="10.5pt" fo:font-weight="bold" style:font-size-asian="10.5pt" style:font-weight-asian="bold" style:font-size-complex="10.5pt" style:font-weight-complex="bold"/>
    </style:style>
    <style:style style:name="T13" style:family="text">
      <style:text-properties style:font-name="Times New Roman" fo:font-size="10.5pt" style:text-underline-style="solid" style:text-underline-width="auto" style:text-underline-color="font-color" style:text-underline-mode="continuous" style:text-overline-mode="continuous" style:text-line-through-mode="continuous" style:font-size-asian="10.5pt" style:font-size-complex="10.5pt"/>
    </style:style>
    <style:style style:name="T14" style:family="text">
      <style:text-properties style:font-name="Times New Roman" fo:font-size="11pt" fo:font-style="normal" style:font-size-asian="11pt" style:font-style-asian="normal" style:font-size-complex="11pt" style:font-style-complex="normal" style:font-weight-complex="normal"/>
    </style:style>
    <style:style style:name="T15" style:family="text">
      <style:text-properties style:font-name="Times New Roman" fo:font-size="9pt" style:font-size-asian="9pt" style:font-size-complex="9pt"/>
    </style:style>
    <style:style style:name="T16" style:family="text">
      <style:text-properties fo:font-size="11pt" style:font-size-asian="11pt" style:font-size-complex="11pt"/>
    </style:style>
    <style:style style:name="T17" style:family="text">
      <style:text-properties fo:background-color="#ffff00"/>
    </style:style>
    <style:style style:name="T18" style:family="text">
      <style:text-properties fo:font-weight="bold" style:font-weight-asian="bold"/>
    </style:style>
    <style:style style:name="T19" style:family="text">
      <style:text-properties style:text-underline-style="solid" style:text-underline-width="auto" style:text-underline-color="font-color" fo:font-weight="bold" style:font-weight-asian="bold"/>
    </style:style>
    <style:style style:name="T20" style:family="text">
      <style:text-properties style:text-underline-style="solid" style:text-underline-width="auto" style:text-underline-color="font-color" fo:background-color="transparent"/>
    </style:style>
    <style:style style:name="T21" style:family="text">
      <style:text-properties style:use-window-font-color="true" style:font-name="Times New Roman" fo:font-size="10.5pt" fo:language="it" fo:country="IT" fo:font-style="normal" style:text-underline-style="none" fo:font-weight="normal" fo:background-color="transparent" style:font-size-asian="10.5pt" style:font-style-asian="normal" style:font-weight-asian="normal" style:font-size-complex="10.5pt" style:language-complex="ar" style:country-complex="SA" style:font-style-complex="normal" style:font-weight-complex="normal"/>
    </style:style>
    <style:style style:name="T22" style:family="text">
      <style:text-properties fo:background-color="transparent"/>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text:list-tab-stop-position="0.499cm" fo:text-indent="-0.499cm" fo:margin-left="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8"/>
          </table:table-cell>
          <table:table-cell table:style-name="Tabella1.A1" office:value-type="string">
            <text:p text:style-name="P7">RACCOMANDATA A.R</text:p>
            <text:p text:style-name="P6">inviata via pec</text:p>
          </table:table-cell>
        </table:table-row>
        <table:table-row>
          <table:table-cell table:style-name="Tabella1.A1" office:value-type="string">
            <text:p text:style-name="P8">Protocollo n. _____________</text:p>
          </table:table-cell>
          <table:table-cell table:style-name="Tabella1.A1" office:value-type="string">
            <text:p text:style-name="P8">Savona, _____________</text:p>
          </table:table-cell>
        </table:table-row>
      </table:table>
      <text:p text:style-name="P9"/>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8">Rifer. a nota n. [numero] del [data_protocollo]</text:span></text:span></text:p>
          </table:table-cell>
          <table:table-cell table:style-name="Tabella6.A1" office:value-type="string">
            <text:p text:style-name="P28"/>
          </table:table-cell>
          <table:table-cell table:style-name="Tabella6.A1" office:value-type="string">
            <text:p text:style-name="P29">Al Sig. [richiedenti.nominativo;block=tbs:row;]</text:p>
            <text:p text:style-name="P30">[richiedenti.indirizzo]</text:p>
            <text:p text:style-name="P30">[richiedenti.cap] [richiedenti.comune] ([richiedenti.prov])</text:p>
            <text:p text:style-name="P30">in qualità di [richiedenti.titolo]</text:p>
            <text:p text:style-name="P30">della [richiedenti.ragsoc]</text:p>
            <text:p text:style-name="P30">[richiedenti.sede]</text:p>
            <text:p text:style-name="P30">[richiedenti.capd] [richiedenti.comuned] ([richiedenti.provd])</text:p>
            <text:p text:style-name="P15">[richiedenti.pec]</text:p>
            <text:p text:style-name="P29"/>
          </table:table-cell>
        </table:table-row>
        <table:table-row>
          <table:table-cell table:style-name="Tabella6.A1" office:value-type="string">
            <text:p text:style-name="P27">Allegati: //</text:p>
          </table:table-cell>
          <table:table-cell table:style-name="Tabella6.A1" office:value-type="string">
            <text:p text:style-name="P28"/>
          </table:table-cell>
          <table:table-cell table:style-name="Tabella6.A1" office:value-type="string">
            <text:p text:style-name="P29">[progettisti.nominativo;block=tbs:row;]</text:p>
            <text:p text:style-name="P29">[progettisti.indirizzo]</text:p>
            <text:p text:style-name="P26"><text:span text:style-name="Car._20_predefinito_20_paragrafo"><text:span text:style-name="T8">[progettisti.cap] [progettisti.comune] ([progettisti.prov])</text:span></text:span></text:p>
            <text:p text:style-name="P26"><text:span text:style-name="Car._20_predefinito_20_paragrafo"><text:span text:style-name="T8">[progettisti.pec]</text:span></text:span></text:p>
            <text:p text:style-name="P26"><text:span text:style-name="Car._20_predefinito_20_paragrafo"><text:span text:style-name="T8"/></text:span></text:p>
          </table:table-cell>
        </table:table-row>
      </table:table>
      <text:p text:style-name="P27"/>
      <table:table table:name="Tabella3" table:style-name="Tabella3">
        <table:table-column table:style-name="Tabella3.A"/>
        <table:table-column table:style-name="Tabella3.B"/>
        <table:table-row table:style-name="Tabella3.1">
          <table:table-cell table:style-name="Tabella3.A1" office:value-type="string">
            <text:p text:style-name="P10">Oggetto:</text:p>
          </table:table-cell>
          <table:table-cell table:style-name="Tabella3.A1" office:value-type="string">
            <text:p text:style-name="P19"><text:span text:style-name="T16">[tipo_pratica] richiesto con istanza presentata in data [onload.data_presentazione] recepita in atti [onload.data_presentazione] al prot. [protocollo] del [data_protocollo] riguardante [oggetto] presso l’immobile sito in Savona, [ubicazione]. </text:span><text:span text:style-name="Car._20_predefinito_20_paragrafo"><text:span text:style-name="T14">Comunicazione del responsabile del procedimento</text:span></text:span></text:p>
          </table:table-cell>
        </table:table-row>
      </table:table>
      <text:p text:style-name="P31"/>
      <text:p text:style-name="P31"/>
      <text:p text:style-name="P34">In riferimento alla richiesta di cui all’oggetto ed ai sensi dell’art.7 della Legge 7 agosto 1990, n°241, Le comunico che il responsabile del procedimento è il geom. Ivo Maffioli <text:s/>mentre il [onload.istruttore_tecnico] è l’istruttore tecnico al quale Lei potrà rivolgersi, nell’orario di ricevimento, per avere informazioni in merito alla richiesta da Lei presentata.</text:p>
      <text:p text:style-name="P34">Ciò premesso, con riferimento alla sopra richiamata istanza, si comunica che ai fini dell’ulteriore corso della pratica la stessa dovrà essere integrata con la documentazione di seguito elencata:</text:p>
      <text:list xml:id="list1369485118831641787" text:style-name="L1">
        <text:list-item>
          <text:p text:style-name="P52">generalità, domicilio e numero di codice fiscale del proprietario degli immobili o di chi ha titolo per eseguire l’intervento;</text:p>
        </text:list-item>
        <text:list-item>
          <text:p text:style-name="P52">generalità, domicilio, codice fiscale e numero di iscrizione all’albo/collegio professionale del progettista;</text:p>
        </text:list-item>
      </text:list>
      <text:p text:style-name="P16">(documentazione occorrente per nuove costruzioni)</text:p>
      <text:list xml:id="list36494034" text:continue-numbering="true" text:style-name="L1">
        <text:list-item>
          <text:p text:style-name="P52">relazione tecnico illustrativa delle opere in progetto con esplicito riferimento alla loro conformità agli strumenti urbanistici comunali e sovracomunali nonché ai regolamenti ed alle norme vigenti, comprese quelle di sicurezza ed igienico-sanitarie, con indicazione dei vincoli gravanti sulla zona interessata e <text:s/>le modalità di approvvigionamento di acqua potabile, di smaltimento delle acque bianche e nere a norma di legge e di allaccio ai pubblici servizi; nella relazione devono essere specificati caratteristiche tipologiche e strutturali, materiali, cromatismi; </text:p>
        </text:list-item>
        <text:list-item>
          <text:p text:style-name="P52">stralcio della Carta Tecnica Regionale in scala 1:5000, con inserimento sullo stesso dell’opera in progetto e con riportate la nuova costruzione le relative coordinate cartografiche ( in due copie formato A4);</text:p>
        </text:list-item>
        <text:list-item>
          <text:p text:style-name="P52">stralcio cartografico degli strumenti urbanistici vigenti comunali e sovracomunali con inserimento sullo stesso dell’opera in progetto;</text:p>
        </text:list-item>
        <text:list-item>
          <text:p text:style-name="P52"><text:soft-page-break/>documentazione attestante il titolo ad eseguire l’intervento da Lei posseduto;</text:p>
        </text:list-item>
        <text:list-item>
          <text:p text:style-name="P52">estratto di mappa catastale in scala 1:1000 o 1:2000 con evidenziati i limiti di proprietà;</text:p>
        </text:list-item>
        <text:list-item>
          <text:p text:style-name="P52">documentazione fotografica dello stato dei luoghi, con planimetria riportante indicati i punti di vista dai quali sono state scattate le fotografie ; (VEDASI fac simile allegato) </text:p>
        </text:list-item>
        <text:list-item>
          <text:p text:style-name="P52">elaborato, asseverato secondo le procedure di legge dal professionista redattore del relativo progetto edilizio, secondo lo schema predisposto dal Settore Pianificazione Territoriale <text:s/>(asseverazione doc.e conf. Urbanistica paesaggistica.pdf) reperibile sul sito internet del www.comune.savona.it composto come segue:</text:p>
        </text:list-item>
        <text:list-item>
          <text:p text:style-name="P52">repertorio fotografico a colori;</text:p>
        </text:list-item>
        <text:list-item>
          <text:p text:style-name="P52">relazione tecnica esplicativa in merito alle caratteristiche dell'area interessata dall'esecuzione delle opere e relative planimetrie </text:p>
        </text:list-item>
        <text:list-item>
          <text:p text:style-name="P52">schema del sistema di smaltimento delle acque bianche e nere e dei relativi allacciamenti;</text:p>
        </text:list-item>
        <text:list-item>
          <text:p text:style-name="P52">rilievo dell’area interessata, per una estensione sufficientemente vasta in relazione all’intervento, in scala <text:s/>1:200, recante le quote del terreno e le distanze riferite ad un caposaldo certo, e con rappresentati i confini di proprietà, i riferimenti agli accessi ed alla viabilità pubblica e privata, e l’indicazione della presenza di eventuali acque pubbliche, di funivie, elettrodotti, ed ogni altro elemento significativo; </text:p>
        </text:list-item>
        <text:list-item>
          <text:p text:style-name="P52">planimetria di progetto <text:s/>dalla quale risultino chiaramente l’esatto posizionamento plano altimetrico dell’opera riferito al medesimo caposaldo di cui sopra, le sistemazioni esterne, <text:s/>le <text:s/>quote del terreno sistemato in scala minima 1:200 e l’indicazione <text:s/>delle connessioni con la viabilità e delle distanze dai corsi d’acqua, se trattasi di acque pubbliche, dai fabbricati, dai confini, dalle strade, da eventuali funivie, elettrodotti, e da ogni altro elemento significativo; dovranno inoltre essere indicate le coordinate di uno degli spigoli del manufatto di progetto utilizzando il sistema Gauss Boaga, riportato negli appositi reticoli delle cornici della carta tecnica regionale ;</text:p>
        </text:list-item>
        <text:list-item>
          <text:p text:style-name="P52">sovrapposizione quotata tra rilievo e planimetria di progetto in scala minima1:200;</text:p>
        </text:list-item>
        <text:list-item>
          <text:p text:style-name="P52">sezioni del terreno quotate di stato attuale, progetto e raffronto con evidenziate le variazioni altimetriche in scala minima1:200;</text:p>
        </text:list-item>
        <text:list-item>
          <text:p text:style-name="P52">piante di tutti i piani e della copertura con l’indicazione delle destinazioni di ogni singolo vano, e la relativa superficie con riferimento anche alla superficie finestrata, <text:s/>sezioni e prospetti quotati delle opere in scala 1:100, con indicati i riferimenti altimetrici rapportati al caposaldo di riferimento indicato nel rilievo; sulle piante devono essere indicati le superfici dei vari locali, le misure delle bucature esterne ed interne indicate sul relativo asse e le superficie finestrate con relativo rapporto di illuminazione; eventuali particolari architettonici o di opere d’arte e manufatti dovranno essere sviluppati in scala 1:20 con l’indicazione dei materiali impiegati e cromatismi;</text:p>
        </text:list-item>
        <text:list-item>
          <text:p text:style-name="P52">viste assonometriche e/o prospettiche e/o montaggi fotografici o computerizzati atti a dimostrare il corretto inserimento del manufatto nel contesto;</text:p>
        </text:list-item>
        <text:list-item>
          <text:p text:style-name="P52">elaborati grafici relativi alle urbanizzazioni ed alla viabilità esistenti o da realizzare;</text:p>
        </text:list-item>
        <text:list-item>
          <text:p text:style-name="P52">computo dei volumi e/o delle superfici del manufatto in riferimento al tipo di definizione parametrica adottata dallo Strumento Urbanistico Generale e relativi schemi grafici con dimostrazione della rispondenza quantitativa in rapporto alle aree da asservire ed ai relativi indici di edificabilità; [in caso di interventi in zone sottoposte a vincolo ambientale occorre fornire computo dei volumi in base a quanto disposto dalla L.R. n. 20/91 art. 7 comma 2 lettera a), b), c)]</text:p>
        </text:list-item>
        <text:list-item>
          <text:p text:style-name="P52">planimetria, redatta su mappa catastale, delle aree da asservire con riferimento alle zone definite dallo strumento urbanistico vigente in cui l’intervento ricade e relativa superficie catastale attestante la superficie di ogni mappale;</text:p>
        </text:list-item>
        <text:list-item>
          <text:p text:style-name="P52">computo, con relativi schemi grafici, della superficie di riferimento come definita dalla legge regionale 7/4/1995 n. 25, ai fini dell’applicazione del contributo di costruzione, eventualmente distinto per differenti destinazioni d’uso qualora si tratti di progetto a funzione mista <text:span text:style-name="T4">(la superficie di solaio dovrà essere misurata al filo interno dei muri perimetrali, comprensiva dei divisori e con esclusione dei corpi scala, ascensori, superfici e volumi tecnici ed altri locali non computabili ai fini urbanistici in base allo S.U.G. o al R.E.); </text:span></text:p>
        </text:list-item>
        <text:list-item>
          <text:p text:style-name="P52">tavola grafica dimostrativa del soddisfacimento degli standard urbanistici previsti dalle normative vigenti, completa dei relativi calcoli;</text:p>
        </text:list-item>
        <text:list-item>
          <text:p text:style-name="P52">relazione illustrativa comprensiva di dichiarazione di conformità dell’intervento alla normativa in materia di abbattimento delle barriere architettoniche nonché dei relativi elaborati grafici;</text:p>
        </text:list-item>
        <text:list-item>
          <text:p text:style-name="P52"><text:soft-page-break/>indagine geologica e relazione geotecnica in conformità alla vigente legislazione in materia, riferita alla <text:s/>verifica della fattibilità dell’opera; L’intervento riguarda una zona individuata nei Piani di Bacino vigenti, quale area di suscettività al dissesto (????? media bassa molto bassa).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individuare le modalità tecnico-esecutive dell’intervento, nonché ad attestare che gli stessi non aggravino le condizioni di stabilità del versante. L’indagine inoltre deve contenere la verifica alle norme geologiche di PUC.</text:p>
        </text:list-item>
        <text:list-item>
          <text:p text:style-name="P52">Studio Organico di insieme (S.O.I.), composto di elaborati grafici, fotografici relazione e redatto secondo quanto prescritto dall’art. 3.3 delle norme di attuazione del PUC (elaborato St. 1) e dall’art. 32 bis della Norme di attuazione del piano territoriale di Coordinamento Paesistico <text:span text:style-name="T17">e dell’art. 84 del Regolamento Edilizio; <text:s/></text:span></text:p>
        </text:list-item>
        <text:list-item>
          <text:p text:style-name="P52">documentazione illustrativa e/o progettuale atta a dimostrare il rispetto della normativa in materia di contenimento e riduzione dell’inquinamento acustico ai sensi della legislazione nazionale e regionale;</text:p>
        </text:list-item>
        <text:list-item>
          <text:p text:style-name="P52">documentazione di impatto / clima acustico ai sensi della legge <text:s/>448/95, della L.R. 12/98 e della delibera di G.R. 534/99;</text:p>
        </text:list-item>
        <text:list-item>
          <text:p text:style-name="P53">progetto dell’impianto termico, redatto ai sensi della vigente normativa in materia di utilizzo delle fonti energetiche rinnovabili e di risparmio energetico e ai sensi della Legge Regionale 22 del 29.05.2007 e relativo Regolamento di attuazione emanato con provvedimento del Presidente della Giunta regionale n° 6 in data 13.11.2012 e dall’art. 54 del vigente Regolamento Edilizio.</text:p>
        </text:list-item>
      </text:list>
      <text:p text:style-name="P16"/>
      <text:p text:style-name="P16">(documentazione occorrente per interventi su edifici esistenti)</text:p>
      <text:list xml:id="list36486761" text:continue-numbering="true" text:style-name="L1">
        <text:list-item>
          <text:p text:style-name="P58">relazione tecnico illustrativa delle opere in progetto con esplicito riferimento alla loro conformità agli strumenti urbanistici comunali e sovracomunali nonché ai regolamenti ed alle norme vigenti, ed alle modalità di approvvigionamento di acqua potabile, di smaltimento delle acque bianche e nere a norma di legge e di allaccio ai pubblici servizi ; dovranno essere specificati i vincoli gravanti sulla zona interessata e/o sugli edifici oggetto di intervento; con la relazione dovrà essere prodotta tutta la documentazione atta a comprovare la legittimazione giuridica dello stato di fatto dell’immobile oggetto dell’intervento, indicando gli estremi delle licenze edilizie e/o concessioni e/o autorizzazioni anche in sanatoria, oppure producendo atti notori o <text:s/>dichiarazioni sostitutive o idonea documentazione dimostrativa ; </text:p>
        </text:list-item>
        <text:list-item>
          <text:p text:style-name="P58">documentazione attestante il titolo ad eseguire l’intervento da Lei <text:s/>posseduto;</text:p>
        </text:list-item>
        <text:list-item>
          <text:p text:style-name="P58">stralcio planimetrico della Carta Tecnica Regionale in scala 1:5000, con localizzazione dell’immobile oggetto dell’intervento ;</text:p>
        </text:list-item>
        <text:list-item>
          <text:p text:style-name="P58">stralcio cartografico degli strumenti urbanistici vigenti comunali e sovracomunali;</text:p>
        </text:list-item>
        <text:list-item>
          <text:p text:style-name="P58">estratto di mappa catastale in scala 1:1000 o 1:2000 con evidenziati i limiti di proprietà;</text:p>
        </text:list-item>
        <text:list-item>
          <text:p text:style-name="P58">documentazione fotografica dello stato dei luoghi e dell’edificio, con planimetria riportante indicati i punti di vista dai quali sono state scattate le fotografie ;</text:p>
        </text:list-item>
        <text:list-item>
          <text:p text:style-name="P58">schema del sistema di smaltimento delle acque bianche e nere e dei relativi allacciamenti;</text:p>
        </text:list-item>
        <text:list-item>
          <text:p text:style-name="P58">planimetria in scala 1:200 o 1:500 con la localizzazione dell’edificio oggetto dell’intervento ;</text:p>
        </text:list-item>
        <text:list-item>
          <text:p text:style-name="P58">planimetrie catastali in scala 1 :200 di tutte le unità immobiliari ;</text:p>
        </text:list-item>
        <text:list-item>
          <text:p text:style-name="P58">rilievo in scala 1:100 dello stato di fatto dell’edificio comprendente piante, sezioni e prospetti opportunamente quotati e con indicati i riferimenti altimetrici rapportati ad un caposaldo certo, le quote di ogni solaio e le altezze totali dell’edificio; dovranno essere rappresentati tutti i piani, con indicate le destinazioni d’uso dei vani ed il numero di unità immobiliari, e le coperture; eventuali particolari architettonici significativi dovranno essere rappresentati in scala 1:20;</text:p>
        </text:list-item>
        <text:list-item>
          <text:p text:style-name="P58">progetto in scala 1:100 completo di piante, sezioni, prospetti opportunamente quotati e con indicati i riferimenti altimetrici rapportati al caposaldo di riferimento indicato nel rilievo, con indicate le quote di ogni solaio e le altezze totali dell’edificio; dovranno essere rappresentati tutti i piani, con indicate le destinazioni d’uso dei vani e le relative superfici con riferimento anche alla superficie finestrata, le misure delle bucature esterne ed interne indicate sull’asse, il numero di unità immobiliari, e le coperture; eventuali particolari architettonici significativi dovranno essere rappresentati in scala 1:20;</text:p>
        </text:list-item>
        <text:list-item>
          <text:p text:style-name="P58"><text:soft-page-break/>raffronto in scala 1:100 completo di piante, sezioni, prospetti con la rappresentazione in colore giallo delle demolizioni ed in colore rosso delle nuove opere, nonché in tratteggio alternato in giallo e rosso per le parti di cui si prevede la demolizione e successiva ricostruzione ; <text:s/></text:p>
        </text:list-item>
        <text:list-item>
          <text:p text:style-name="P52">computo dei volumi e/o delle superfici del manufatto in riferimento al tipo di definizione parametrica adottata dallo Strumento Urbanistico Generale e relativi schemi grafici con dimostrazione della rispondenza quantitativa in rapporto ad eventuali aree da asservire  ed ai relativi indici di edificabilità [in caso di interventi in zone sottoposte a vincolo ambientale occorre fornire computo dei volumi in base a quanto disposto dalla L.R. n. 20/91 art. 7 comma 2 lettera a), b), c)];</text:p>
        </text:list-item>
        <text:list-item>
          <text:p text:style-name="P52">planimetria, redatta su mappa catastale, delle aree da asservire con riferimento alle zone definite dallo strumento urbanistico vigente in cui l’intervento ricade e relativa superficie catastale attestante la superficie di ogni mappale;</text:p>
        </text:list-item>
        <text:list-item>
          <text:p text:style-name="P52">computo, con relativi schemi grafici, della superficie di riferimento come definita dalla legge regionale 7/4/1995 n. 25, ai fini dell’applicazione del contributo di costruzione, eventualmente distinto per differenti destinazioni d’uso qualora si tratti di progetto a funzione mista <text:span text:style-name="T4">(la superficie di solaio dovrà essere misurata al filo interno dei muri perimetrali, comprensiva dei divisori e con esclusione dei corpi scala, ascensori, superfici e volumi tecnici ed altri locali non computabili ai fini urbanistici in base allo S.U.G. o al R.E.); </text:span>;</text:p>
        </text:list-item>
        <text:list-item>
          <text:p text:style-name="P52">tavola grafica dimostrativa del soddisfacimento degli standard urbanistici previsti dalle normative vigenti, completa dei relativi calcoli ;</text:p>
        </text:list-item>
        <text:list-item>
          <text:p text:style-name="P52">relazione illustrativa comprensiva di dichiarazione di conformità dell’intervento alla normativa in materia di abbattimento delle barriere architettoniche nonché dei relativi elaborati grafici;</text:p>
        </text:list-item>
        <text:list-item>
          <text:p text:style-name="P52">indagine geologica e relazione geotecnica in conformità alla vigente legislazione in materia, riferita alla <text:s/>verifica della fattibilità dell’opera; L’intervento riguarda una zona individuata nei Piani di Bacino vigenti, quale area di suscettività al dissesto (????? media bassa molto bassa).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individuare le modalità tecnico-esecutive dell’intervento, nonché ad attestare che gli stessi non aggravino le condizioni di stabilità del versante. L’indagine inoltre deve contenere la verifica alle norme geologiche di PUC.</text:p>
        </text:list-item>
        <text:list-item>
          <text:p text:style-name="P52">Studio Organico di insieme (S.O.I.), composto di elaborati grafici, fotografici relazione e redatto secondo quanto prescritto dall’art. 3.3 delle norme di attuazione del PUC (elaborato St. 1) e dall’art. 32 bis della Norme di attuazione del piano territoriale di Coordinamento Paesistico <text:span text:style-name="T17">e dell’art. 84 del Regolamento Edilizio; <text:s/></text:span></text:p>
        </text:list-item>
        <text:list-item>
          <text:p text:style-name="P52">documentazione illustrativa e/o progettuale atta a dimostrare il rispetto della normativa in materia di contenimento e riduzione dell’inquinamento acustico ai sensi della legislazione nazionale e regionale;</text:p>
        </text:list-item>
        <text:list-item>
          <text:p text:style-name="P52">documentazione di impatto / clima acustico ai sensi della legge <text:s/>448/95, della L.R. 12/98 e della delibera di G.R. 534/99;</text:p>
        </text:list-item>
        <text:list-item>
          <text:p text:style-name="P53">progetto dell’impianto termico, redatto ai sensi della vigente normativa in materia di utilizzo delle fonti energetiche rinnovabili e di risparmio energetico e ai sensi della Legge Regionale 22 del 29.05.2007 e relativo Regolamento di attuazione emanato con provvedimento del Presidente della Giunta regionale n° 6 in data 13.11.2012 e dall’art. 54 del vigente Regolamento Edilizio.</text:p>
        </text:list-item>
      </text:list>
      <text:p text:style-name="P18"/>
      <text:p text:style-name="P18"><text:span text:style-name="T18"><text:tab/>(nel caso di contestuale realizzazione di </text:span><text:span text:style-name="T19">strade)</text:span><text:span text:style-name="T18">:</text:span></text:p>
      <text:p text:style-name="P18"/>
      <text:list xml:id="list36478255" text:continue-numbering="true" text:style-name="L1">
        <text:list-item>
          <text:p text:style-name="P52">Studio Organico di insieme (S.O.I.), composto di elaborati grafici, fotografici relazione e redatto secondo quanto prescritto dall’art. 3.3 delle norme di attuazione del PUC (elaborato St. 1) e dall’art. 32 bis della Norme di attuazione del piano territoriale di Coordinamento Paesistico <text:span text:style-name="T17">e dell’art. 84 del Regolamento Edilizio; <text:s/></text:span></text:p>
        </text:list-item>
        <text:list-item>
          <text:p text:style-name="P59">rilievo quotato dell’area interessata dal progetto ;</text:p>
        </text:list-item>
        <text:list-item>
          <text:p text:style-name="P59">planimetria con posizionamento del tracciato stradale sovrapposto al rilievo con quote del terreno e di progetto, con indicate le sezioni ;</text:p>
        </text:list-item>
        <text:list-item>
          <text:p text:style-name="P59">planimetria quotata di progetto contenente tutti gli elementi <text:s/>delle curve, le pendenze, la localizzazione delle sezioni, le indicazioni d’opere di sostegno suddivise per tipo, tracciato delle canalizzazioni, innesti con la <text:soft-page-break/>viabilità esistente, sistema di deflusso e smaltimento delle acque meteoriche ed ogni altro elemento significativo;</text:p>
        </text:list-item>
        <text:list-item>
          <text:p text:style-name="P59">sezioni stradali;</text:p>
        </text:list-item>
        <text:list-item>
          <text:p text:style-name="P59">particolari costruttivi;</text:p>
        </text:list-item>
      </text:list>
      <text:p text:style-name="P47"/>
      <text:p text:style-name="P48">(in caso di contestuali interventi sul verde)</text:p>
      <text:list xml:id="list36489971" text:continue-numbering="true" text:style-name="L1">
        <text:list-item>
          <text:p text:style-name="P59">progetto di sistemazione del verde <text:s/>scala 1 : 200 (ove occorra) comprendente:</text:p>
        </text:list-item>
      </text:list>
      <text:list xml:id="list932621353300034439" text:style-name="WW8Num6">
        <text:list-item>
          <text:p text:style-name="P60">sistemazione definitiva dell’area di progetto ;</text:p>
        </text:list-item>
        <text:list-item>
          <text:p text:style-name="P60">modalità di esecuzione dei lavori</text:p>
        </text:list-item>
        <text:list-item>
          <text:p text:style-name="P60">elenco dettagliato e la consistenza numerica delle specie impiegate;</text:p>
        </text:list-item>
      </text:list>
      <text:p text:style-name="P46"><text:s/></text:p>
      <text:p text:style-name="P16"><text:s/>(in caso di necessità di acquisizione di assensi di altre amministrazioni)</text:p>
      <text:list xml:id="list3295998184728799995" text:style-name="WW8Num7">
        <text:list-item>
          <text:p text:style-name="P54">Fascicolo contenente * copie del progetto ai fini dell’acquisizione del parere/autorizzazione direttamente dallo Sportello Unico per l’Edilizia della A.S.L. n. 2 del Savonese - <text:s/>del Comando dei Vigili del Fuoco per le attività di cui al decreto ministeriale 16/02/82 e nei casi previsti da altre disposizioni di legge in materia ai fini della prevenzione incendi – della Soprintendenza per i Beni Architettonici e per il Paesaggio della Liguria ai sensi del D. Lgs n.42/04– della Regione Liguria ai sensi della L.R. n.20/91 – Ferrovie - dalla Provincia di Savona, Settore Assetto Idrogeologico del Territorio ai sensi della L.R. n. 4 del 1999 - del direttore Circoscrizione Doganale ai sensi e per gli effetti dell’articolo 19 del decreto legislativo 8 novembre 1990, n. 374 – Autorità Portuale di Savona (ai sensi e per gli effetti dell’articolo 55 del codice della navigazione)( in quanto il sito dell’intervento ricade in area demaniale)</text:p>
        </text:list-item>
        <text:list-item>
          <text:p text:style-name="P55">Dichiarazione (vedasi fac simile allegato) a firma del progettista in merito:</text:p>
          <text:list>
            <text:list-item>
              <text:p text:style-name="P54"><text:span text:style-name="T6">all’esecuzione di opere in conglomerato cementizio armato, normale e precompresso ed <text:s/>a struttura metallica</text:span> </text:p>
            </text:list-item>
            <text:list-item>
              <text:p text:style-name="P66">all’installazione, alla trasformazione e all’ampliamento di impianti tecnologici ai fini dell’applicazione della normativa per la sicurezza degli impiantie <text:s/>per il contenimento del consumo di energia negli edifici)</text:p>
            </text:list-item>
          </text:list>
        </text:list-item>
      </text:list>
      <text:p text:style-name="P18"/>
      <text:p text:style-name="P49">La documentazione integrativa richiesta dovrà essere prodotta in * copie con le <text:s/>modalità di cui al seguito.</text:p>
      <text:p text:style-name="P49">Ogni pianta o sezione nella parte interessata dall’intervento deve essere quotata nella sue principali dimensioni, quali :larghezze esterne ed interne di ogni locale; larghezze ed altezze delle aperture esterne ed interne; spessore dei muri; altezze interne utili dei piani, con specificazione, nel caso di solai inclinati, di quelle massima, media e minima; spessore dei solai; altezza del fabbricato.</text:p>
      <text:p text:style-name="P49">Tutta la documentazione deve essere raccolta in un fascicolo formato UNI A4 ed inoltre:</text:p>
      <text:list xml:id="list36466527" text:continue-list="list36489971" text:style-name="L1">
        <text:list-item>
          <text:p text:style-name="P52">le pagine delle relazioni dovranno essere numerate secondo il seguente schema : “numero di pagina/numero totale delle pagine che compongono il fascicolo”; </text:p>
        </text:list-item>
        <text:list-item>
          <text:p text:style-name="P52">le <text:s/>fotografie vanno montate su cartoncino formato A4 e stampate a colori su formato di almeno cm. 15 x 20 o 13 x 18 ; </text:p>
        </text:list-item>
        <text:list-item>
          <text:p text:style-name="P52">le tavole grafiche [ esclusivamente in formato A4 (mm. 210 x 297), A3 ( mm.297 x 420), A2 (mm. 420 x 594), A1 ( mm. 594 x 841) e A0 (mm. 841 x 1189)] dovranno riportare opportuno cartiglio posto in basso a destra della tavola con indicato: generalità, recapito postale e telefonico, codice fiscale, titolarità e firma del richiedente; oggetto dell’intervento; specifica se si tratta di progetto ex novo o di variante; localizzazione dell’intervento; oggetto della tavola e data; scala; numero della tavola secondo il seguente schema : “numero della tavola / numero totale delle tavole che compongono il progetto”; generalità, recapito postale e telefonico, codice fiscale, firma e timbro del progettista.</text:p>
        </text:list-item>
      </text:list>
      <text:p text:style-name="P50"/>
      <text:p text:style-name="P18"><text:tab/></text:p>
      <text:list xml:id="list6887995584450263022" text:style-name="WW8Num10">
        <text:list-header>
          <text:p text:style-name="P57"><text:span text:style-name="Hyperlink"><text:span text:style-name="T21"/></text:span></text:p>
        </text:list-header>
      </text:list>
      <text:p text:style-name="P25"><text:span text:style-name="Hyperlink"><text:span text:style-name="T21"><text:tab/>Inoltre essendo previsti movimenti terra dovrà essere prodotta la documentazione relativa alle terre e rocce da scavo con gli adempimenti a seconda del caso:</text:span></text:span></text:p>
      <text:p text:style-name="P18"/>
      <text:list xml:id="list7603060539525794940" text:style-name="L2">
        <text:list-item>
          <text:p text:style-name="P65"><text:span text:style-name="T8">nel caso in cui </text:span><text:span text:style-name="Car._20_predefinito_20_paragrafo"><text:span text:style-name="T11">non sia previsto il riutilizzo</text:span></text:span><text:span text:style-name="T8"> delle terre e rocce da scavo derivanti dall’intervento in oggetto, dovrà essere fornita una dichiarazione, resa sottoforma di autocertificazione ai sensi dell'art. 46 </text:span><text:soft-page-break/><text:span text:style-name="T8">del DPR 445 del 28/12/2000, a firma del richiedente circa il </text:span><text:span text:style-name="Car._20_predefinito_20_paragrafo"><text:span text:style-name="T13">conferimento in discarica,</text:span></text:span><text:span text:style-name="T8"> <text:s/>delle stesse, attenendosi a quanto previsto dalle vigenti norme in materia </text:span><text:span text:style-name="Car._20_predefinito_20_paragrafo"><text:span text:style-name="T10">(</text:span></text:span><text:span text:style-name="Car._20_predefinito_20_paragrafo"><text:span text:style-name="T1">vedasi modello </text:span></text:span><text:span text:style-name="Car._20_predefinito_20_paragrafo"><text:span text:style-name="T2">“Autocertificazione terre da scavo presso discarica”</text:span></text:span><text:span text:style-name="Car._20_predefinito_20_paragrafo"><text:span text:style-name="T1"> predisposto dal Settore scaricabile dal sito internet <text:s text:c="2"/></text:span></text:span><text:a xlink:type="simple" xlink:href="http://www.comune.savona.it/" text:style-name="Internet_20_link" text:visited-style-name="Visited_20_Internet_20_Link"><text:span text:style-name="Hyperlink"><text:span text:style-name="T10">www.comune.savona.it</text:span></text:span></text:a><text:span text:style-name="Hyperlink"><text:span text:style-name="T10">)</text:span></text:span></text:p>
        </text:list-item>
      </text:list>
      <text:p text:style-name="P51"><text:span text:style-name="Hyperlink"><text:span text:style-name="T12"/></text:span></text:p>
      <text:list xml:id="list36476193" text:continue-numbering="true" text:style-name="L2">
        <text:list-item>
          <text:p text:style-name="P65"><text:span text:style-name="T8">nel caso in cui </text:span><text:span text:style-name="Car._20_predefinito_20_paragrafo"><text:span text:style-name="T12">ne sia previsto il riutilizzo</text:span></text:span><text:span text:style-name="T12"> per i reinterri o riempimenti in sito o in altre aree,</text:span><text:span text:style-name="T8"> dovranno essere attivate le procedure previste dalla normativa vigente recentement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10">(</text:span></text:span><text:span text:style-name="Car._20_predefinito_20_paragrafo"><text:span text:style-name="T1">vedasi modello </text:span></text:span><text:span text:style-name="Car._20_predefinito_20_paragrafo"><text:span text:style-name="T2">“Autocertificazione terre da scavo riutilizzo in sito”</text:span></text:span><text:span text:style-name="Car._20_predefinito_20_paragrafo"><text:span text:style-name="T1"> predisposto dal Settore scaricabile dal sito internet <text:s text:c="2"/></text:span></text:span><text:span text:style-name="Hyperlink"><text:span text:style-name="T10">www.comune.savona.it)</text:span></text:span></text:p>
          <text:p text:style-name="P65"><text:span text:style-name="Hyperlink"><text:span text:style-name="T10"/></text:span></text:p>
        </text:list-item>
      </text:list>
      <text:list xml:id="list36492862" text:continue-list="list6887995584450263022" text:style-name="WW8Num10">
        <text:list-item>
          <text:p text:style-name="P56"><text:span text:style-name="Hyperlink"><text:span text:style-name="T9">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list-item>
      </text:list>
      <text:p text:style-name="P38"/>
      <text:p text:style-name="P38"/>
      <text:p text:style-name="P35">Infine si rammenta l'obbligo del rispetto della normativa regionale per la prevenzione delle cadute dall'alto nei cantieri edili introdotta con la legge regionale n.5 del 15/02/2010, modificata dalla L.R. 43 del 17.12.2012.</text:p>
      <text:p text:style-name="P35">La normativa sopraccitata prevede l'obbligo di realizzare un sistema di ancoraggio permanente e sicuro per i lavoratori che operano sul tetto.</text:p>
      <text:p text:style-name="P35">A tal fine è necessario trasmettere:</text:p>
      <text:list xml:id="list3102360153777383006" text:style-name="WW8Num5">
        <text:list-item>
          <text:p text:style-name="P61">elaborato planimetrico contenente l’individuazione dei punti di installazione dei dispositivi di ancoraggio, degli accessi e dei percorsi;</text:p>
        </text:list-item>
        <text:list-item>
          <text:p text:style-name="P61">relazione di calcolo di verifica della resistenza dei punti di ancoraggio rilasciata dal progettista stesso o da altro professionista abilitato</text:p>
        </text:list-item>
      </text:list>
      <text:p text:style-name="P38"/>
      <text:p text:style-name="P38"/>
      <text:p text:style-name="P43"><text:tab/>Si comunica che sino all’avvenuta acquisizione di quanto sopra richiesto, i termini di cui al comma 5 dell’art. 31 della L.R. 16/08 restano interrotti.</text:p>
      <text:p text:style-name="P11"><text:tab/></text:p>
      <text:p text:style-name="P42"><text:span text:style-name="T17">(per nuove costruzioni in zona agricola) </text:span><text:span text:style-name="T22">Si informa che nell'eventualità in cui intervengano discipline normative sovraordinate, sarà necessario effettuare le conseguenti verifiche di compatibilità e conformità del progetto sulla base delle nuove normative intervenute.</text:span></text:p>
      <text:p text:style-name="P42"><text:span text:style-name="T17">(in caso di sanatoria)</text:span><text:span text:style-name="T22"> Quanto richiesto dovrà essere </text:span><text:span text:style-name="T20">trasmesso entro e non oltre 30 giorni</text:span><text:span text:style-name="T22"> dal ricevimento della presente, in difetto si procederà a termini di legge.</text:span></text:p>
      <text:p text:style-name="P34"/>
      <text:p text:style-name="P34">Distinti saluti.</text:p>
      <text:p text:style-name="P34"/>
      <text:p text:style-name="P17"/>
      <text:p text:style-name="Standard"/>
      <table:table table:name="Tabella4" table:style-name="Tabella4">
        <table:table-column table:style-name="Tabella4.A" table:number-columns-repeated="2"/>
        <table:table-row table:style-name="Tabella4.1">
          <table:table-cell table:style-name="Tabella4.A1" office:value-type="string">
            <text:p text:style-name="P22"/>
          </table:table-cell>
          <table:table-cell table:style-name="Tabella4.A1" office:value-type="string">
            <text:p text:style-name="P23">Il Responsabile del Servizio Edilizia Privata</text:p>
            <text:p text:style-name="P23">geom. Ivo Maffioli</text:p>
            <text:p text:style-name="P23"/>
            <text:p text:style-name="P45">Il Dirigente</text:p>
            <text:p text:style-name="P23">Arch. Giovanna Macario</text:p>
          </table:table-cell>
        </table:table-row>
        <table:table-row table:style-name="Tabella4.1">
          <table:table-cell table:style-name="Tabella4.A1" office:value-type="string">
            <text:p text:style-name="P23">L'istruttore tecnico</text:p>
            <text:p text:style-name="P23">[onload.istruttore_tecnico]</text:p>
          </table:table-cell>
          <table:table-cell table:style-name="Tabella4.A1" office:value-type="string">
            <text:p text:style-name="P24"/>
          </table:table-cell>
        </table:table-row>
      </table:table>
      <text:p text:style-name="Standard"/>
      <text:p text:style-name="Standard"/>
      <text:h text:style-name="P63" text:outline-level="1"><text:soft-page-break/></text:h>
      <text:p text:style-name="P37"/>
      <text:p text:style-name="P33"/>
      <text:h text:style-name="P64" text:outline-level="1">Informativa ai sensi dell’articolo 13 del D.Lgs 30 giugno 2003 n.196</text:h>
      <text:p text:style-name="P20">Il D.Lgs 30 giugno 2003 n.196, <text:span text:style-name="T5">Codice in materia di protezione dei dati personali</text:span>,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20"/>
      <text:p text:style-name="P21">Finalità del trattamento.</text:p>
      <text:p text:style-name="P44">Il Comune di Savona, Settore Pianificazione Territoriale, desidera informarLa che la compilazione dell’istanza di permesso di costruire <text:s/>comporta il conferimento di vari dati personali, che verranno trattati dal Comune di Savona per le finalità di applicazione della disciplina in materia urbanistico-edilizia.</text:p>
      <text:p text:style-name="P21"/>
      <text:p text:style-name="P39">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21"/>
      <text:p text:style-name="P39">Gli stessi dati possono altresì essere comunicati a privati o enti pubblici economici qualora ciò sia previsto da una norma di legge o di regolamento.</text:p>
      <text:p text:style-name="P36"/>
      <text:p text:style-name="P41">Dati personali.</text:p>
      <text:p text:style-name="P39">I dati richiesti devono essere indicati obbligatoriamente onde rendere possibile l’istruttoria dell’istanza di permesso di costruire.</text:p>
      <text:p text:style-name="P39">Il rifiuto di fornire i dati richiesti comporterà l’impossibilità di dare seguito alla Sua domanda.</text:p>
      <text:p text:style-name="P36"/>
      <text:p text:style-name="P41">Modalità di trattamento.</text:p>
      <text:p text:style-name="P39">I dati verranno trattati con modalità prevalentemente informatizzate e con logiche pienamente rispondenti alle finalità da perseguire anche mediante:</text:p>
      <text:p text:style-name="P39">- verifiche dei dati esposti nella domanda e documentazione allegata con altri dati in possesso del Comune di Savona;</text:p>
      <text:p text:style-name="P39">- verifiche dei dati contenuti nella domanda e nella documentazione allegata con i dati in possesso di altri organismi.</text:p>
      <text:p text:style-name="P36"/>
      <text:p text:style-name="P41">Titolari del trattamento.</text:p>
      <text:p text:style-name="P40"><text:span text:style-name="T7">Il Comune di Savona assume la qualifica </text:span><text:span text:style-name="T3">di titolare del trattamento dei dati personali</text:span><text:span text:style-name="T7">.</text:span></text:p>
      <text:p text:style-name="P39">Il responsabile del trattamento dei dati personali è il Direttore del Settore Pianificazione Territoriale, Arch. Giovanna Macario</text:p>
      <text:p text:style-name="P36"/>
      <text:p text:style-name="P41">Diritti dell’interessato.</text:p>
      <text:p text:style-name="P39">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36"/>
      <text:p text:style-name="P41">Consenso.</text:p>
      <text:p text:style-name="P39">Il Comune di Savona, in quanto soggetto pubblico, non deve acquisire il consenso degli interessati per poter trattare i loro dati personali.</text:p>
      <text:p text:style-name="P36"/>
      <text:p text:style-name="P32"><text:span text:style-name="Car._20_predefinito_20_paragrafo"><text:span text:style-name="T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Preformattato" style:family="paragraph" style:parent-style-name="Standar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style:font-name-complex="Courier New"/>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7-30T16:31:19.36</dc:date>
    <meta:print-date>2013-02-20T09:35:00</meta:print-date>
    <meta:editing-cycles>28</meta:editing-cycles>
    <meta:editing-duration>PT2H22M38S</meta:editing-duration>
    <meta:generator>OpenOffice/4.1.0$Win32 OpenOffice.org_project/410m18$Build-9764</meta:generator>
    <meta:document-statistic meta:table-count="5" meta:image-count="1" meta:object-count="0" meta:page-count="7" meta:paragraph-count="163" meta:word-count="3727" meta:character-count="26252"/>
  </office:meta>
</office:document-meta>
</file>